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2.102cm" fo:min-width="18.316cm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2.102cm" fo:min-width="17.14cm"/>
      <style:paragraph-properties style:writing-mode="lr-tb"/>
    </style:style>
    <style:style style:name="gr5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5.85cm"/>
      <style:paragraph-properties style:writing-mode="lr-tb"/>
    </style:style>
    <style:style style:name="gr6" style:family="graphic" style:parent-style-name="standard">
      <style:graphic-properties svg:stroke-color="#000000" draw:fill-color="#ec9ba4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8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0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31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32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3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34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3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3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37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81d41a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b66c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a6a6"/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ec9ba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afd09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a6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6" style:family="paragraph">
      <style:paragraph-properties fo:text-align="center" style:writing-mode="lr-tb"/>
      <style:text-properties fo:font-size="11pt" style:font-size-asian="11pt" style:font-size-complex="11pt"/>
    </style:style>
    <style:style style:name="P17" style:family="paragraph">
      <loext:graphic-properties draw:fill-color="#ffffa6"/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19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1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22" style:family="paragraph"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loext:graphic-properties draw:fill-color="#afd095"/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4" style:family="paragraph">
      <style:paragraph-properties fo:text-align="center" style:writing-mode="lr-tb"/>
      <style:text-properties fo:font-size="11pt" fo:font-weight="normal" style:font-size-asian="11pt" style:font-weight-asian="bold" style:font-size-complex="11pt" style:font-weight-complex="bold"/>
    </style:style>
    <style:style style:name="P25" style:family="paragraph">
      <loext:graphic-properties draw:fill-color="#ffffa6"/>
      <style:paragraph-properties fo:text-align="center" style:writing-mode="lr-tb"/>
      <style:text-properties fo:font-size="11pt" fo:font-weight="normal" style:font-size-asian="11pt" style:font-weight-asian="bold" style:font-size-complex="11pt" style:font-weight-complex="bold"/>
    </style:style>
    <style:style style:name="P26" style:family="paragraph"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27" style:family="paragraph">
      <loext:graphic-properties draw:fill-color="#afd095"/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28" style:family="paragraph"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29" style:family="paragraph">
      <loext:graphic-properties draw:fill-color="#ffffa6"/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1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3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bold" style:font-size-complex="10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9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-color="#ffffa6"/>
      <style:paragraph-properties fo:text-align="center" style:writing-mode="lr-tb"/>
    </style:style>
    <style:style style:name="P48" style:family="paragraph">
      <loext:graphic-properties draw:fill-color="#afd095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0" style:family="paragraph"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1" style:family="paragraph">
      <loext:graphic-properties draw:fill-color="#ec9ba4"/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2" style:family="paragraph">
      <style:paragraph-properties fo:text-align="center" style:writing-mode="lr-tb"/>
      <style:text-properties fo:font-size="20pt" fo:font-weight="bold" style:font-size-asian="16pt" style:font-weight-asian="bold" style:font-size-complex="16pt" style:font-weight-complex="bold"/>
    </style:style>
    <style:style style:name="P53" style:family="paragraph">
      <loext:graphic-properties draw:fill-color="#ec9ba4"/>
      <style:paragraph-properties fo:text-align="center" style:writing-mode="lr-tb"/>
      <style:text-properties fo:font-size="20pt" fo:font-weight="bold" style:font-size-asian="16pt" style:font-weight-asian="bold" style:font-size-complex="16pt" style:font-weight-complex="bold"/>
    </style:style>
    <style:style style:name="P54" style:family="paragraph">
      <style:paragraph-properties fo:text-align="center"/>
    </style:style>
    <style:style style:name="P55" style:family="paragraph">
      <style:paragraph-properties fo:text-align="center" style:writing-mode="lr-tb"/>
      <style:text-properties fo:font-size="12pt" style:font-size-asian="12pt" style:font-size-complex="12pt"/>
    </style:style>
    <style:style style:name="P56" style:family="paragraph">
      <loext:graphic-properties draw:fill-color="#ffffa6"/>
      <style:paragraph-properties fo:text-align="center" style:writing-mode="lr-tb"/>
      <style:text-properties fo:font-size="12pt" style:font-size-asian="12pt" style:font-size-complex="12pt"/>
    </style:style>
    <style:style style:name="P57" style:family="paragraph">
      <loext:graphic-properties draw:fill="none" draw:fill-color="#ffffff"/>
      <style:paragraph-properties style:writing-mode="lr-tb"/>
      <style:text-properties fo:font-size="18pt"/>
    </style:style>
    <style:style style:name="P58" style:family="paragraph">
      <loext:graphic-properties draw:fill-color="#ffb66c"/>
      <style:paragraph-properties fo:text-align="center" style:writing-mode="lr-tb"/>
    </style:style>
    <style:style style:name="P59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64" style:family="paragraph">
      <loext:graphic-properties draw:fill="solid" draw:fill-color="#ffa6a6"/>
      <style:paragraph-properties fo:text-align="center" style:writing-mode="lr-tb"/>
      <style:text-properties fo:font-size="18pt"/>
    </style:style>
    <style:style style:name="P65" style:family="paragraph">
      <loext:graphic-properties draw:fill="solid" draw:fill-color="#b4c7dc"/>
      <style:paragraph-properties fo:text-align="center"/>
    </style:style>
    <style:style style:name="P66" style:family="paragraph">
      <loext:graphic-properties draw:fill="solid" draw:fill-color="#ffa6a6"/>
      <style:paragraph-properties fo:text-align="center"/>
    </style:style>
    <style:style style:name="P67" style:family="paragraph">
      <loext:graphic-properties draw:fill="solid" draw:fill-color="#ffff00"/>
      <style:paragraph-properties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size-asian="18pt" style:font-weight-asian="bold" style:font-size-complex="18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0pt" fo:font-weight="normal" style:font-size-asian="20pt" style:font-weight-asian="bold" style:font-size-complex="20pt" style:font-weight-complex="bold"/>
    </style:style>
    <style:style style:name="T11" style:family="text">
      <style:text-properties fo:font-size="11pt" fo:font-weight="normal" style:font-size-asian="11pt" style:font-weight-asian="bold" style:font-size-complex="11pt" style:font-weight-complex="bold"/>
    </style:style>
    <style:style style:name="T12" style:family="text">
      <style:text-properties fo:font-size="17pt" fo:font-weight="normal" style:font-size-asian="17pt" style:font-weight-asian="bold" style:font-size-complex="17pt" style:font-weight-complex="bold"/>
    </style:style>
    <style:style style:name="T13" style:family="text">
      <style:text-properties fo:font-size="10pt" fo:font-weight="normal" style:font-size-asian="10pt" style:font-weight-asian="bold" style:font-size-complex="10pt" style:font-weight-complex="bold"/>
    </style:style>
    <style:style style:name="T14" style:family="text">
      <style:text-properties fo:font-size="12pt" fo:font-weight="normal" style:font-size-asian="12pt" style:font-weight-asian="bold" style:font-size-complex="12pt" style:font-weight-complex="bold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weight="bold" style:font-size-asian="16pt" style:font-weight-asian="bold" style:font-size-complex="16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8pt"/>
    </style:style>
    <style:style style:name="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3.54cm" svg:y="7.35cm">
          <text:p text:style-name="P1"><text:span text:style-name="T1">Xxx:Name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89cm" svg:y="7.35cm">
          <text:p text:style-name="P1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7.35cm">
          <text:p text:style-name="P1"><text:span text:style-name="T2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3.54cm" svg:y="8.62cm">
          <text:p text:style-name="P1"><text:span text:style-name="T1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89cm" svg:y="8.62cm">
          <text:p text:style-name="P1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8.62cm">
          <text:p text:style-name="P1"><text:span text:style-name="T2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0.32cm" svg:height="2.54cm" svg:x="3.541cm" svg:y="2.271cm">
          <text:p text:style-name="P3"><text:span text:style-name="T3">Chunklo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.35cm" svg:height="1.27cm" svg:x="3.54cm" svg:y="6.08cm">
          <text:p text:style-name="P1"><text:span text:style-name="T1">OBJECT FileSystem Version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54cm" svg:height="1.27cm" svg:x="9.89cm" svg:y="6.08cm">
          <text:p text:style-name="P5"><text:span text:style-name="T4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2.43cm" svg:y="6.08cm">
          <text:p text:style-name="P1"><text:span text:style-name="T2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Name </text:span><text:span text:style-name="T3">Hash - </text:span><text:span text:style-name="T3">NHI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draw:layer="layout" svg:width="6.35cm" svg:height="1.27cm" svg:x="3.54cm" svg:y="8.62cm">
          <text:p text:style-name="P8"><text:span text:style-name="T5">objma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6.08cm">
          <text:p text:style-name="P10"><text:span text:style-name="T6">Key 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6.08cm">
          <text:p text:style-name="P10"><text:span text:style-name="T6">Sample Val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cm" svg:y="6.08cm">
          <text:p text:style-name="P10"><text:span text:style-name="T6">Descrip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5" draw:layer="layout" svg:width="6.35cm" svg:height="1.27cm" svg:x="9.89cm" svg:y="8.62cm">
          <text:p text:style-name="P14"><text:span text:style-name="T7">01c:2706aa0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7" draw:layer="layout" svg:width="6.35cm" svg:height="1.27cm" svg:x="16.24cm" svg:y="8.62cm">
          <text:p text:style-name="P16"><text:span text:style-name="T8">Hash of the object manifest that the name refers 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6.35cm" svg:height="1.27cm" svg:x="3.54cm" svg:y="9.89cm">
          <text:p text:style-name="P8"><text:span text:style-name="T5">nameme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5" draw:layer="layout" svg:width="6.35cm" svg:height="1.27cm" svg:x="9.89cm" svg:y="9.89cm">
          <text:p text:style-name="P14"><text:span text:style-name="T7">01c:08f728f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9" draw:layer="layout" svg:width="6.35cm" svg:height="1.27cm" svg:x="16.24cm" svg:y="9.89cm">
          <text:p text:style-name="P18"><text:span text:style-name="T8">Hash of name-affiliated metadata (e.g. owner, permission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6.35cm" svg:height="1.27cm" svg:x="3.54cm" svg:y="11.16cm">
          <text:p text:style-name="P8"><text:span text:style-name="T5">full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5" draw:layer="layout" svg:width="6.35cm" svg:height="1.27cm" svg:x="9.89cm" svg:y="11.16cm">
          <text:p text:style-name="P14"><text:span text:style-name="T7">“</text:span><text:span text:style-name="T7">Tenant/usr/file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21" draw:layer="layout" svg:width="6.35cm" svg:height="1.27cm" svg:x="16.24cm" svg:y="11.16cm">
          <text:p text:style-name="P20"><text:span text:style-name="T8">Full name of the object as a NUL terminated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7.351cm">
          <text:p text:style-name="P10"><text:span text:style-name="T6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7.351cm">
          <text:p text:style-name="P10"><text:span text:style-name="T6">“</text:span><text:span text:style-name="T6">NHI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7.351cm">
          <text:p text:style-name="P10"><text:span text:style-name="T9">The name of this </text:span><text:span text:style-name="T9">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1" draw:layer="layout" svg:width="6.35cm" svg:height="1.27cm" svg:x="3.54cm" svg:y="6.08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6.08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cm" svg:y="6.08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9.05cm" svg:height="2.54cm" svg:x="3.54cm" svg:y="2.27cm">
          <text:p text:style-name="P3"><text:span text:style-name="T3">Name Metadata - NAMEME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1" draw:layer="layout" svg:width="6.35cm" svg:height="1.27cm" svg:x="3.54cm" svg:y="8.62cm">
          <text:p text:style-name="P10"><text:span text:style-name="T6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8.62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8.62cm">
          <text:p text:style-name="P24"><text:span text:style-name="T11">Owner User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9.89cm">
          <text:p text:style-name="P10"><text:span text:style-name="T6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9.89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9.89cm">
          <text:p text:style-name="P24"><text:span text:style-name="T11">Owner Group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1.16cm">
          <text:p text:style-name="P10"><text:span text:style-name="T6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7" draw:layer="layout" svg:width="6.35cm" svg:height="1.27cm" svg:x="9.89cm" svg:y="11.16cm">
          <text:p text:style-name="P26"><text:span text:style-name="T12">SGRWXRWXRW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9" draw:layer="layout" svg:width="6.35cm" svg:height="1.27cm" svg:x="16.24cm" svg:y="11.16cm">
          <text:p text:style-name="P28"><text:span text:style-name="T13">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2.43cm">
          <text:p text:style-name="P10"><text:span text:style-name="T6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1" draw:layer="layout" svg:width="6.35cm" svg:height="1.27cm" svg:x="9.89cm" svg:y="12.43cm">
          <text:p text:style-name="P30"><text:span text:style-name="T12">01c:c2b323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3" draw:layer="layout" svg:width="6.35cm" svg:height="1.27cm" svg:x="16.24cm" svg:y="12.43cm">
          <text:p text:style-name="P32"><text:span text:style-name="T14">Hash to the next name -affiliated metada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7.35cm">
          <text:p text:style-name="P10"><text:span text:style-name="T6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7.35cm">
          <text:p text:style-name="P10"><text:span text:style-name="T6">“</text:span><text:span text:style-name="T6">NAME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7.35cm">
          <text:p text:style-name="P10"><text:span text:style-name="T9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BACK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1" draw:layer="layout" svg:width="6.35cm" svg:height="1.27cm" svg:x="3.54cm" svg:y="6.08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cm" svg:y="6.08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cm" svg:y="6.08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8.62cm">
          <text:p text:style-name="P10"><text:span text:style-name="T6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5" draw:layer="layout" svg:width="6.35cm" svg:height="1.27cm" svg:x="9.89cm" svg:y="8.62cm">
          <text:p text:style-name="P34"><text:span text:style-name="T15">01c:5ccfae8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7" draw:layer="layout" svg:width="6.35cm" svg:height="1.27cm" svg:x="16.24cm" svg:y="8.62cm">
          <text:p text:style-name="P36"><text:span text:style-name="T16">Name HashID of the first name </text:span><text:span text:style-name="T16">that refers to this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6.08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6.08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6.08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6.08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6.08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6.08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9.89cm">
          <text:p text:style-name="P10"><text:span text:style-name="T6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9" draw:layer="layout" svg:width="6.35cm" svg:height="1.27cm" svg:x="9.89cm" svg:y="9.89cm">
          <text:p text:style-name="P38"><text:span text:style-name="T17">UCT:20190707T1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41" draw:layer="layout" svg:width="6.35cm" svg:height="1.27cm" svg:x="16.24cm" svg:y="9.89cm">
          <text:p text:style-name="P40"><text:span text:style-name="T18">Time Stamp When Backreference </text:span><text:span text:style-name="T18">was created in seconds since </text:span><text:span text:style-name="T18">Epo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1.16cm">
          <text:p text:style-name="P10"><text:span text:style-name="T6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9" draw:layer="layout" svg:width="6.35cm" svg:height="1.27cm" svg:x="9.89cm" svg:y="11.16cm">
          <text:p text:style-name="P38"><text:span text:style-name="T17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42" draw:layer="layout" svg:width="6.35cm" svg:height="1.27cm" svg:x="16.24cm" svg:y="11.16cm">
          <text:p text:style-name="P38"><text:span text:style-name="T17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2.43cm">
          <text:p text:style-name="P10"><text:span text:style-name="T6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4" draw:layer="layout" svg:width="6.35cm" svg:height="1.27cm" svg:x="9.89cm" svg:y="12.43cm">
          <text:p text:style-name="P43"><text:span text:style-name="T15">01c:c22d0e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2" draw:layer="layout" svg:width="6.35cm" svg:height="1.27cm" svg:x="16.24cm" svg:y="12.43cm">
          <text:p text:style-name="P38"><text:span text:style-name="T19">Hash of the next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11.161cm">
          <text:p text:style-name="P10"><text:span text:style-name="T6">speculat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9" draw:layer="layout" svg:width="6.35cm" svg:height="1.27cm" svg:x="9.891cm" svg:y="11.161cm">
          <text:p text:style-name="P38"><text:span text:style-name="T17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2" draw:layer="layout" svg:width="6.35cm" svg:height="1.27cm" svg:x="16.241cm" svg:y="11.161cm">
          <text:p text:style-name="P38"><text:span text:style-name="T17">Speculative Back </text:span><text:span text:style-name="T17">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3.7cm">
          <text:p text:style-name="P10"><text:span text:style-name="T6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4" draw:layer="layout" svg:width="6.35cm" svg:height="1.27cm" svg:x="9.89cm" svg:y="13.7cm">
          <text:p text:style-name="P43"><text:span text:style-name="T15">01c:6ebb7a4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2" draw:layer="layout" svg:width="6.35cm" svg:height="1.27cm" svg:x="16.24cm" svg:y="13.7cm">
          <text:p text:style-name="P38"><text:span text:style-name="T19">Hash of the previous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7.35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7.35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7.35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7.35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7.35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7.35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7.351cm">
          <text:p text:style-name="P10"><text:span text:style-name="T6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7.351cm">
          <text:p text:style-name="P10"><text:span text:style-name="T20">BACK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7.351cm">
          <text:p text:style-name="P10"><text:span text:style-name="T9">The name of this </text:span><text:span text:style-name="T9">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Chunk Metadata - CHUNKME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6" draw:layer="layout" svg:width="6.35cm" svg:height="1.27cm" svg:x="9.89cm" svg:y="8.62cm">
          <text:p text:style-name="P45"><text:span text:style-name="T17">UCT:20190707T1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8.62cm">
          <text:p text:style-name="P1"><text:span text:style-name="T21">Most recent chunk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11.16cm">
          <text:p text:style-name="P1">01c:a730bfb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11.16cm">
          <text:p text:style-name="P1"><text:span text:style-name="T22">Hash to the chunk-affiliated metadata as of thi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6.08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1cm" svg:y="6.08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1cm" svg:y="6.08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6.08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6.08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6.08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6.08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6.08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6.08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8.62cm">
          <text:p text:style-name="P49"><text:span text:style-name="T6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1.16cm">
          <text:p text:style-name="P49"><text:span text:style-name="T6">m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1cm" svg:y="9.891cm">
          <text:p text:style-name="P1">01c:a730bfb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1cm" svg:y="9.891cm">
          <text:p text:style-name="P1"><text:span text:style-name="T22">Hash to the previous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9.891cm">
          <text:p text:style-name="P49"><text:span text:style-name="T6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7.351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7.351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7.351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7.35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7.35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7.35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7.352cm">
          <text:p text:style-name="P10"><text:span text:style-name="T6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7.352cm">
          <text:p text:style-name="P10"><text:span text:style-name="T20">CHUNKM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7.352cm">
          <text:p text:style-name="P10"><text:span text:style-name="T9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4" draw:text-style-name="P7" draw:layer="layout" svg:width="19.05cm" svg:height="2.54cm" svg:x="3.54cm" svg:y="2.27cm">
          <text:p text:style-name="P3"><text:span text:style-name="T3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8" draw:layer="layout" svg:width="6.35cm" svg:height="1.27cm" svg:x="9.89cm" svg:y="9.89cm">
          <text:p text:style-name="P1"><text:span text:style-name="T23">UCT:20190707T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9.89cm">
          <text:p text:style-name="P1"><text:span text:style-name="T2">Most recent access time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8.62cm">
          <text:p text:style-name="P1">01c:0b78b3f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8.62cm">
          <text:p text:style-name="P1"><text:span text:style-name="T8">Hash of the previous access time record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2cm" svg:y="6.08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2cm" svg:y="6.08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2cm" svg:y="6.08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6.08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6.08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6.08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6.08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6.08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6.08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1" draw:layer="layout" svg:width="6.35cm" svg:height="1.27cm" svg:x="3.54cm" svg:y="8.62cm">
          <text:p text:style-name="P50"><text:span text:style-name="T5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1" draw:layer="layout" svg:width="6.35cm" svg:height="1.27cm" svg:x="3.54cm" svg:y="9.89cm">
          <text:p text:style-name="P50"><text:span text:style-name="T5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1" draw:layer="layout" svg:width="6.35cm" svg:height="1.27cm" svg:x="3.54cm" svg:y="13.7cm">
          <text:p text:style-name="P50"><text:span text:style-name="T5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7" draw:layer="layout" svg:width="6.35cm" svg:height="1.27cm" svg:x="9.89cm" svg:y="13.7cm">
          <text:p text:style-name="P26"><text:span text:style-name="T12">SGRWXRWXRW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9" draw:layer="layout" svg:width="6.35cm" svg:height="1.27cm" svg:x="16.24cm" svg:y="13.7cm">
          <text:p text:style-name="P28"><text:span text:style-name="T13">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3" draw:layer="layout" svg:width="6.35cm" svg:height="1.27cm" svg:x="3.54cm" svg:y="11.16cm">
          <text:p text:style-name="P52"><text:span text:style-name="T24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11.16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11.16cm">
          <text:p text:style-name="P24"><text:span text:style-name="T11">Owner User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3" draw:layer="layout" svg:width="6.35cm" svg:height="1.27cm" svg:x="3.54cm" svg:y="12.43cm">
          <text:p text:style-name="P52"><text:span text:style-name="T24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3" draw:layer="layout" svg:width="6.35cm" svg:height="1.27cm" svg:x="9.89cm" svg:y="12.43cm">
          <text:p text:style-name="P22"><text:span text:style-name="T10">Inte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5" draw:layer="layout" svg:width="6.35cm" svg:height="1.27cm" svg:x="16.24cm" svg:y="12.43cm">
          <text:p text:style-name="P24"><text:span text:style-name="T11">Owner Group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7.352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7.352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7.352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7.35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7.35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7.35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7.353cm">
          <text:p text:style-name="P10"><text:span text:style-name="T6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7.353cm">
          <text:p text:style-name="P10"><text:span text:style-name="T20">“</text:span><text:span text:style-name="T20">CHUNKACC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7.353cm">
          <text:p text:style-name="P10"><text:span text:style-name="T9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7" draw:text-style-name="P48" draw:layer="layout" svg:width="6.35cm" svg:height="1.27cm" svg:x="9.89cm" svg:y="9.89cm">
          <text:p text:style-name="P1">01c:7030be4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9.89cm">
          <text:p text:style-name="P1"><text:span text:style-name="T25">The hash of the back reference ch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11.16cm">
          <text:p text:style-name="P1">128 bit inte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11.16cm">
          <text:p text:style-name="P1"><text:span text:style-name="T1">The length (in bytes)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8.62cm">
          <text:p text:style-name="P1">01c:1cf0f4a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8.62cm">
          <text:p text:style-name="P1"><text:span text:style-name="T1">The hash of the previous Manif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13.7cm">
          <text:p text:style-name="P1">01c:202f8ad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13.7cm">
          <text:p text:style-name="P1"><text:span text:style-name="T25">The hash of the first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14.97cm">
          <text:p text:style-name="P1">128 bit inte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7" draw:layer="layout" svg:width="6.35cm" svg:height="1.27cm" svg:x="16.24cm" svg:y="14.97cm">
          <text:p text:style-name="P16"><text:span text:style-name="T8">The offset of the first chunk (may be non-zero for sparse d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17.51cm">
          <text:p text:style-name="P1">01c:16adb60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17.51cm">
          <text:p text:style-name="P1"><text:span text:style-name="T2">The hash of the eighth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8" draw:layer="layout" svg:width="6.35cm" svg:height="1.27cm" svg:x="9.89cm" svg:y="18.78cm">
          <text:p text:style-name="P1">128 bit inte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7" draw:layer="layout" svg:width="6.35cm" svg:height="1.27cm" svg:x="16.24cm" svg:y="18.78cm">
          <text:p text:style-name="P1"><text:span text:style-name="T1">The offset of the eighth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6" draw:text-style-name="P54" draw:layer="layout" svg:width="0.254cm" svg:height="0.254cm" svg:x="13.065cm" svg:y="16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4" draw:layer="layout" svg:width="0.254cm" svg:height="0.254cm" svg:x="13.065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4" draw:layer="layout" svg:width="0.254cm" svg:height="0.254cm" svg:x="13.065cm" svg:y="17.129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7" draw:layer="layout" svg:width="19.05cm" svg:height="2.54cm" svg:x="3.54cm" svg:y="2.27cm">
          <text:p text:style-name="P3"><text:span text:style-name="T3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46" draw:layer="layout" svg:width="6.35cm" svg:height="1.27cm" svg:x="9.89cm" svg:y="12.43cm">
          <text:p text:style-name="P45"><text:span text:style-name="T23">UCT:20190707T8204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6" draw:layer="layout" svg:width="6.35cm" svg:height="1.27cm" svg:x="16.24cm" svg:y="12.43cm">
          <text:p text:style-name="P55"><text:span text:style-name="T22">The Creation Time of the Object (hash of metadata?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3cm" svg:y="6.08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3cm" svg:y="6.08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3cm" svg:y="6.08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6.084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6.084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6.084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6.084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6.084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6.084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8.62cm">
          <text:p text:style-name="P10"><text:span text:style-name="T6">prevma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9.89cm">
          <text:p text:style-name="P10"><text:span text:style-name="T6">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1.16cm">
          <text:p text:style-name="P10"><text:span text:style-name="T6">objl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2.43cm">
          <text:p text:style-name="P10"><text:span text:style-name="T6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3.7cm">
          <text:p text:style-name="P10"><text:span text:style-name="T6">hash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4.97cm">
          <text:p text:style-name="P10"><text:span text:style-name="T6">off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cm" svg:y="17.51cm">
          <text:p text:style-name="P10"><text:span text:style-name="T6">hash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1cm" svg:y="18.78cm">
          <text:p text:style-name="P10"><text:span text:style-name="T6">off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4cm" svg:y="7.353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4cm" svg:y="7.353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4cm" svg:y="7.353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5cm" svg:y="7.354cm">
          <text:p text:style-name="P10"><text:span text:style-name="T6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5cm" svg:y="7.354cm">
          <text:p text:style-name="P10"><text:span text:style-name="T6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5cm" svg:y="7.354cm">
          <text:p text:style-name="P10"><text:span text:style-name="T6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6.35cm" svg:height="1.27cm" svg:x="3.545cm" svg:y="7.354cm">
          <text:p text:style-name="P10"><text:span text:style-name="T6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6.35cm" svg:height="1.27cm" svg:x="9.895cm" svg:y="7.354cm">
          <text:p text:style-name="P10"><text:span text:style-name="T20">“</text:span><text:span text:style-name="T20">MANIFEST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3" draw:layer="layout" svg:width="6.35cm" svg:height="1.27cm" svg:x="16.245cm" svg:y="7.354cm">
          <text:p text:style-name="P10"><text:span text:style-name="T9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frame draw:style-name="gr28" draw:text-style-name="P57" draw:layer="layout" svg:width="2.032cm" svg:height="0.962cm" svg:x="2.524cm" svg:y="2.68cm">
          <draw:text-box>
            <text:p><text:span text:style-name="T26">Hash</text:span></text:p>
          </draw:text-box>
        </draw:frame>
        <draw:frame draw:style-name="gr29" draw:text-style-name="P57" draw:layer="layout" svg:width="1.905cm" svg:height="0.962cm" svg:x="6.334cm" svg:y="2.68cm">
          <draw:text-box>
            <text:p><text:span text:style-name="T26">Type</text:span></text:p>
          </draw:text-box>
        </draw:frame>
        <draw:g>
          <draw:custom-shape draw:style-name="gr30" draw:text-style-name="P48" draw:layer="layout" svg:width="5.461cm" svg:height="1.143cm" svg:x="12.303cm" svg:y="1.889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.889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3.032cm">
            <text:p text:style-name="P1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3.032cm">
            <text:p text:style-name="P1"><text:span text:style-name="T25">The hash of the 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4.175cm">
            <text:p text:style-name="P1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4.175cm">
            <text:p text:style-name="P1"><text:span text:style-name="T1">The version #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5.318cm">
            <text:p text:style-name="P1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5.318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6.461cm">
            <text:p text:style-name="P1">X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6.461cm">
            <text:p text:style-name="P1"><text:span text:style-name="T22">The maj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7.604cm">
            <text:p text:style-name="P1">Y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9" draw:layer="layout" svg:width="5.461cm" svg:height="1.143cm" svg:x="17.764cm" svg:y="7.604cm">
            <text:p text:style-name="P45"><text:span text:style-name="T22">The min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8.747cm">
            <text:p text:style-name="P1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8.747cm">
            <text:p text:style-name="P1"><text:span text:style-name="T1">The length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1.033cm">
            <text:p text:style-name="P1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1.033cm">
            <text:p text:style-name="P1"><text:span text:style-name="T25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.915cm">
            <text:p text:style-name="P1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.915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2.176cm">
            <text:p text:style-name="P1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2.176cm">
            <text:p text:style-name="P1"><text:span text:style-name="T1">The length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1.033cm">
            <text:p text:style-name="P1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1.033cm">
            <text:p text:style-name="P1"><text:span text:style-name="T25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2.176cm">
            <text:p text:style-name="P1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2.176cm">
            <text:p text:style-name="P1"><text:span text:style-name="T1">The offset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3.319cm">
            <text:p text:style-name="P1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3.319cm">
            <text:p text:style-name="P1"><text:span text:style-name="T23">The hash of the second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4.462cm">
            <text:p text:style-name="P1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4.462cm">
            <text:p text:style-name="P1"><text:span text:style-name="T1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7.891cm">
            <text:p text:style-name="P1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7.891cm">
            <text:p text:style-name="P1"><text:span text:style-name="T2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2.303cm" svg:y="19.034cm">
            <text:p text:style-name="P1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19.034cm">
            <text:p text:style-name="P1"><text:span text:style-name="T1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6" draw:text-style-name="P54" draw:layer="layout" svg:width="0.254cm" svg:height="0.254cm" svg:x="17.6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0.254cm" svg:height="0.254cm" svg:x="17.63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0.254cm" svg:height="0.254cm" svg:x="17.63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1" draw:layer="layout" svg:width="7.366cm" svg:height="0.762cm" svg:x="13.7cm" svg:y="1cm">
          <text:p text:style-name="P60"><text:span text:style-name="T27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63" draw:layer="layout" svg:width="4.064cm" svg:height="1.27cm" svg:x="2.27cm" svg:y="3.54cm">
          <text:p text:style-name="P62"><text:span text:style-name="T1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4" draw:layer="layout" svg:width="2.032cm" svg:height="1.27cm" svg:x="6.334cm" svg:y="3.54cm">
          <text:p text:style-name="P62"><text:span text:style-name="T1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63" draw:layer="layout" svg:width="4.064cm" svg:height="1.27cm" svg:x="2.27cm" svg:y="4.81cm">
          <text:p text:style-name="P62"><text:span text:style-name="T1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4" draw:layer="layout" svg:width="2.032cm" svg:height="1.27cm" svg:x="6.334cm" svg:y="4.81cm">
          <text:p text:style-name="P62"><text:span text:style-name="T1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63" draw:layer="layout" svg:width="4.064cm" svg:height="1.27cm" svg:x="2.27cm" svg:y="6.08cm">
          <text:p text:style-name="P62"><text:span text:style-name="T1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4" draw:layer="layout" svg:width="2.032cm" svg:height="1.27cm" svg:x="6.334cm" svg:y="6.08cm">
          <text:p text:style-name="P62"><text:span text:style-name="T1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5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6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5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6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5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6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0" draw:text-style-name="P48" draw:layer="layout" svg:width="5.461cm" svg:height="1.143cm" svg:x="12.303cm" svg:y="9.89cm">
            <text:p text:style-name="P1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17.764cm" svg:y="9.89cm">
            <text:p text:style-name="P1"><text:span text:style-name="T1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37" draw:text-style-name="P67" draw:layer="layout" svg:width="7.747cm" svg:height="2.54cm" svg:x="2.397cm" svg:y="13.446cm">
          <draw:text-box>
            <text:p><text:span text:style-name="T26">Note </text:span><text:span text:style-name="T26">that </text:span><text:span text:style-name="T26">01c: </text:span><text:span text:style-name="T26">is the</text:span></text:p>
            <text:p><text:span text:style-name="T26">Prefi</text:span><text:span text:style-name="T26">x for </text:span><text:span text:style-name="T26">b2su</text:span><text:span text:style-name="T26">m </text:span><text:span text:style-name="T26">crypt</text:span><text:span text:style-name="T26">ogra</text:span><text:span text:style-name="T26">phic </text:span><text:span text:style-name="T26">hash</text:span><text:span text:style-name="T26">es</text:span></text:p>
          </draw:text-box>
        </draw:frame>
      </draw:page>
      <draw:page draw:name="page9" draw:style-name="dp1" draw:master-page-name="Default">
        <draw:custom-shape draw:style-name="gr32" draw:text-style-name="P61" draw:layer="layout" svg:width="7.366cm" svg:height="0.762cm" svg:x="2.778cm" svg:y="0.873cm">
          <text:p text:style-name="P60"><text:span text:style-name="T27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61" draw:layer="layout" svg:width="7.366cm" svg:height="0.762cm" svg:x="2.799cm" svg:y="9.645cm">
          <text:p text:style-name="P60"><text:span text:style-name="T27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61" draw:layer="layout" svg:width="7.366cm" svg:height="0.762cm" svg:x="16.938cm" svg:y="8.747cm">
          <text:p text:style-name="P60"><text:span text:style-name="T27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0" draw:text-style-name="P48" draw:layer="layout" svg:width="5.461cm" svg:height="1.143cm" svg:x="15.16cm" svg:y="9.763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621cm" svg:y="9.763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5.16cm" svg:y="9.789cm">
            <text:p text:style-name="P1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621cm" svg:y="9.789cm">
            <text:p text:style-name="P1"><text:span text:style-name="T21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5.16cm" svg:y="10.906cm">
            <text:p text:style-name="P1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621cm" svg:y="10.906cm">
            <text:p text:style-name="P1"><text:span text:style-name="T22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2" draw:text-style-name="P61" draw:layer="layout" svg:width="7.366cm" svg:height="0.762cm" svg:x="16.938cm" svg:y="1.001cm">
          <text:p text:style-name="P60"><text:span text:style-name="T27">Backrefere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30" draw:text-style-name="P48" draw:layer="layout" svg:width="5.461cm" svg:height="1.143cm" svg:x="15.16cm" svg:y="1.915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1.915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5.16cm" svg:y="1.941cm">
              <text:p text:style-name="P1">01c:5ccfae8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1.941cm">
              <text:p text:style-name="P1"><text:span text:style-name="T28">Name HashID of the first name that refers to this objec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5.16cm" svg:y="5.318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5.318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5.16cm" svg:y="5.344cm">
              <text:p text:style-name="P1">01c:c22d0e2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5.344cm">
              <text:p text:style-name="P1"><text:span text:style-name="T23">Hash of the next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5.16cm" svg:y="6.461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6.461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5.16cm" svg:y="6.487cm">
              <text:p text:style-name="P1">01c:6ebb7a45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6.487cm">
              <text:p text:style-name="P1"><text:span text:style-name="T23">Hash of the previous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5.16cm" svg:y="4.175cm">
              <text:p text:style-name="P1">FALSE/TRU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4.175cm">
              <text:p text:style-name="P1"><text:span text:style-name="T29">Flag to mark if the speculative back reference is confirmed or no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6" draw:layer="layout" svg:width="5.461cm" svg:height="1.143cm" svg:x="15.16cm" svg:y="3.032cm">
              <text:p text:style-name="P45"><text:span text:style-name="T23">UCT:20190707_182043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20.621cm" svg:y="3.032cm">
              <text:p text:style-name="P1"><text:span text:style-name="T21">Time Stamp When Backreference was created in seconds since Epoc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30" draw:text-style-name="P48" draw:layer="layout" svg:width="5.461cm" svg:height="1.143cm" svg:x="1.021cm" svg:y="14.09cm">
            <text:p text:style-name="P1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4.09cm">
            <text:p text:style-name="P1"><text:span text:style-name="T2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0.661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0.661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0.687cm">
            <text:p text:style-name="P1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0.687cm">
            <text:p text:style-name="P1"><text:span text:style-name="T23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1.804cm">
            <text:p text:style-name="P1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1.804cm">
            <text:p text:style-name="P1"><text:span text:style-name="T2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0.661cm">
            <text:p text:style-name="P1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0.661cm">
            <text:p text:style-name="P1"><text:span text:style-name="T1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0.687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0.687cm">
            <text:p text:style-name="P1"><text:span text:style-name="T7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1.804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1.804cm">
            <text:p text:style-name="P1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.021cm" svg:y="12.947cm">
            <text:p text:style-name="P1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6.482cm" svg:y="12.947cm">
            <text:p text:style-name="P1"><text:span text:style-name="T22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2" draw:text-style-name="P61" draw:layer="layout" svg:width="7.366cm" svg:height="0.762cm" svg:x="17.002cm" svg:y="12.938cm">
          <text:p text:style-name="P60"><text:span text:style-name="T30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0" draw:text-style-name="P48" draw:layer="layout" svg:width="5.461cm" svg:height="1.143cm" svg:x="14.843cm" svg:y="15.478cm">
            <text:p text:style-name="P1"><text:span text:style-name="T23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304cm" svg:y="15.478cm">
            <text:p text:style-name="P1"><text:span text:style-name="T2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4.843cm" svg:y="14.335cm">
            <text:p text:style-name="P1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304cm" svg:y="14.335cm">
            <text:p text:style-name="P1"><text:span text:style-name="T8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4.843cm" svg:y="16.621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304cm" svg:y="16.621cm">
            <text:p text:style-name="P1"><text:span text:style-name="T7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0" draw:text-style-name="P48" draw:layer="layout" svg:width="5.461cm" svg:height="1.143cm" svg:x="14.843cm" svg:y="17.764cm">
            <text:p text:style-name="P1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1" draw:text-style-name="P58" draw:layer="layout" svg:width="5.461cm" svg:height="1.143cm" svg:x="20.304cm" svg:y="17.764cm">
            <text:p text:style-name="P1"><text:span text:style-name="T1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30" draw:text-style-name="P48" draw:layer="layout" svg:width="5.461cm" svg:height="1.143cm" svg:x="1cm" svg:y="1.889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1.889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1.915cm">
              <text:p text:style-name="P1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1.915cm">
              <text:p text:style-name="P1"><text:span text:style-name="T8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4.149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4.149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4.175cm">
              <text:p text:style-name="P1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4.175cm">
              <text:p text:style-name="P1"><text:span text:style-name="T23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.001cm" svg:y="6.476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2cm" svg:y="6.476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.001cm" svg:y="6.502cm">
              <text:p text:style-name="P1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2cm" svg:y="6.502cm">
              <text:p text:style-name="P1"><text:span text:style-name="T22">Character string of the 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3.032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3.032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3.058cm">
              <text:p text:style-name="P1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3.058cm">
              <text:p text:style-name="P1"><text:span text:style-name="T29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.001cm" svg:y="7.645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2cm" svg:y="7.645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.001cm" svg:y="7.671cm">
              <text:p text:style-name="P1"><text:span text:style-name="T1">“</text:span><text:span text:style-name="T1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2cm" svg:y="7.671cm">
              <text:p text:style-name="P1"><text:span text:style-name="T23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5.318cm">
              <text:p text:style-name="P1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5.318cm">
              <text:p text:style-name="P1"><text:span text:style-name="T1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0" draw:text-style-name="P48" draw:layer="layout" svg:width="5.461cm" svg:height="1.143cm" svg:x="1cm" svg:y="5.344cm">
              <text:p text:style-name="P1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1" draw:text-style-name="P58" draw:layer="layout" svg:width="5.461cm" svg:height="1.143cm" svg:x="6.461cm" svg:y="5.344cm">
              <text:p text:style-name="P1"><text:span text:style-name="T23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37" draw:text-style-name="P67" draw:layer="layout" svg:width="11.303cm" svg:height="4.463cm" svg:x="1.254cm" svg:y="15.714cm">
          <draw:text-box>
            <text:p><text:span text:style-name="T26">* a </text:span><text:span text:style-name="T26">stan</text:span><text:span text:style-name="T26">d-in </text:span><text:span text:style-name="T26">for </text:span><text:span text:style-name="T26">the </text:span><text:span text:style-name="T26">user </text:span><text:span text:style-name="T26">num</text:span><text:span text:style-name="T26">ber. <text:s/></text:span><text:span text:style-name="T26">With </text:span><text:span text:style-name="T26">the </text:span><text:span text:style-name="T26">coop</text:span><text:span text:style-name="T26">erati</text:span><text:span text:style-name="T26">on </text:span><text:span text:style-name="T26">betw</text:span><text:span text:style-name="T26">een </text:span><text:span text:style-name="T26">Micr</text:span><text:span text:style-name="T26">osoft</text:span><text:span text:style-name="T26">, </text:span><text:span text:style-name="T26">Appl</text:span><text:span text:style-name="T26">e </text:span><text:span text:style-name="T26">and </text:span><text:span text:style-name="T26">Goo</text:span><text:span text:style-name="T26">gle, </text:span><text:span text:style-name="T26">this </text:span><text:span text:style-name="T26">may </text:span><text:span text:style-name="T26">be a </text:span><text:span text:style-name="T26">globa</text:span><text:span text:style-name="T26">lly </text:span><text:span text:style-name="T26">uniqu</text:span><text:span text:style-name="T26">e </text:span><text:span text:style-name="T26">strin</text:span><text:span text:style-name="T26">g.</text:span></text:p>
            <text:p><text:span text:style-name="T26">** </text:span><text:span text:style-name="T26">2048 </text:span><text:span text:style-name="T26">bytes </text:span><text:span text:style-name="T26">is an </text:span><text:span text:style-name="T26">arbitr</text:span><text:span text:style-name="T26">ary </text:span><text:span text:style-name="T26">num</text:span><text:span text:style-name="T26">ber, </text:span><text:span text:style-name="T26">it </text:span><text:span text:style-name="T26">shoul</text:span><text:span text:style-name="T26">d </text:span><text:span text:style-name="T26">prob</text:span><text:span text:style-name="T26">ably </text:span><text:span text:style-name="T26">be at </text:span><text:span text:style-name="T26">least </text:span><text:span text:style-name="T26">409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6-01T10:35:53.551934686</dc:date>
    <meta:editing-duration>PT26M52S</meta:editing-duration>
    <meta:editing-cycles>7</meta:editing-cycles>
    <meta:generator>LibreOffice/7.3.3.2$Linux_AARCH64 LibreOffice_project/30$Build-2</meta:generator>
    <dc:creator>Robert Novak</dc:creator>
    <meta:document-statistic meta:object-count="374"/>
  </office:meta>
</office:document-meta>
</file>